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ef0f" officeooo:paragraph-rsid="0003ef0f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54c79" officeooo:paragraph-rsid="00054c79" style:font-size-asian="14pt" style:font-size-complex="14pt"/>
    </style:style>
    <style:style style:name="P4" style:family="paragraph" style:parent-style-name="Standard">
      <style:text-properties fo:font-size="14pt" officeooo:rsid="0006f9dd" officeooo:paragraph-rsid="0006f9dd" style:font-size-asian="14pt" style:font-size-complex="14pt"/>
    </style:style>
    <style:style style:name="P5" style:family="paragraph" style:parent-style-name="Standard">
      <style:text-properties fo:font-size="14pt" officeooo:rsid="000abb53" officeooo:paragraph-rsid="000abb53" style:font-size-asian="14pt" style:font-size-complex="14pt"/>
    </style:style>
    <style:style style:name="P6" style:family="paragraph" style:parent-style-name="Standard">
      <style:text-properties fo:font-size="14pt" fo:font-weight="bold" officeooo:rsid="0003ef0f" officeooo:paragraph-rsid="0003ef0f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2a6099" loext:opacity="100%" fo:font-size="14pt" fo:font-weight="bold" officeooo:rsid="0003ef0f" officeooo:paragraph-rsid="0003ef0f" style:font-size-asian="14pt" style:font-weight-asian="bold" style:font-size-complex="14pt" style:font-weight-complex="bold"/>
    </style:style>
    <style:style style:name="T1" style:family="text">
      <style:text-properties officeooo:rsid="0005f8ec"/>
    </style:style>
    <style:style style:name="T2" style:family="text">
      <style:text-properties officeooo:rsid="0006f9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lectronique Analogique</text:p>
      <text:p text:style-name="P7"/>
      <text:p text:style-name="P1">dipole</text:p>
      <text:p text:style-name="P1">quadripoles ( s – parameters )</text:p>
      <text:p text:style-name="P6">Concepts de base ( Courant , Tension, Puissance, Energie )</text:p>
      <text:p text:style-name="P6">Théorèmes de base ( Loi des nœuds, loi des mailles, théorème de superposition, Millman )</text:p>
      <text:p text:style-name="P6">Generateur de courant, Generateur de tension</text:p>
      <text:p text:style-name="P6">Résistance</text:p>
      <text:p text:style-name="P6">Théorème de Thévenin et de Norton</text:p>
      <text:p text:style-name="P6">Condensateur</text:p>
      <text:p text:style-name="P6">Bobine</text:p>
      <text:p text:style-name="P1">Puissance Active / Réactive </text:p>
      <text:p text:style-name="P1">Filtrage ( RC / RL )</text:p>
      <text:p text:style-name="P1">Condensateurs de découplage</text:p>
      <text:p text:style-name="P6">Diode</text:p>
      <text:p text:style-name="P6">BJT</text:p>
      <text:p text:style-name="P6">Montages BJT</text:p>
      <text:p text:style-name="P6">FET</text:p>
      <text:p text:style-name="P6">AOP</text:p>
      <text:p text:style-name="P6">Montages AOP</text:p>
      <text:p text:style-name="P1">DIAC / TRIAC</text:p>
      <text:p text:style-name="P1">Thyristor</text:p>
      <text:p text:style-name="P1">Regulateur</text:p>
      <text:p text:style-name="P1">Thermique <text:s/>( radiateur ) </text:p>
      <text:p text:style-name="P1">RLC</text:p>
      <text:p text:style-name="P1">Convertisseurs</text:p>
      <text:p text:style-name="P1">Synthèse de filtres ( Tchebychev, etc. )</text:p>
      <text:p text:style-name="P1">Impédance</text:p>
      <text:p text:style-name="P1">Transformateurs</text:p>
      <text:p text:style-name="P1">AC / DC</text:p>
      <text:p text:style-name="P1">Sécurité et Courant secteur</text:p>
      <text:p text:style-name="P1">les outils genre oscillo/multimetre, </text:p>
      <text:p text:style-name="P1">"cas d'usage pratique' test de diode/ test de fet / test de continuité</text:p>
      <text:p text:style-name="P1">couplage étoile / triangle – Moteurs CC / AC / synchrones / asynchrones </text:p>
      <text:p text:style-name="P1">Stepper</text:p>
      <text:p text:style-name="P1">LDO</text:p>
      <text:p text:style-name="P1">LED</text:p>
      <text:p text:style-name="P1">PLL</text:p>
      <text:p text:style-name="P1">Oscillateurs ( colpits, etc. )</text:p>
      <text:p text:style-name="P1">Horloges / Quartz</text:p>
      <text:p text:style-name="P1">CTN / PTC</text:p>
      <text:p text:style-name="P1">Hacheurs / Buck Boost, etc.</text:p>
      <text:p text:style-name="P1">CEM</text:p>
      <text:p text:style-name="P1">CMS ( Format des composants )</text:p>
      <text:p text:style-name="P1"><text:soft-page-break/>TH</text:p>
      <text:p text:style-name="P3">Trigger de Schmitt</text:p>
      <text:p text:style-name="P3">H bridge</text:p>
      <text:p text:style-name="P5">Tolerances ( Example du pont diviseur )</text:p>
      <text:p text:style-name="P3"/>
      <text:p text:style-name="P7">Electronique numérique / Systemes embarqués</text:p>
      <text:p text:style-name="P7"/>
      <text:p text:style-name="P1">I2C</text:p>
      <text:p text:style-name="P1">USART</text:p>
      <text:p text:style-name="P1">SPI</text:p>
      <text:p text:style-name="P1">CAN</text:p>
      <text:p text:style-name="P1">USB</text:p>
      <text:p text:style-name="P1">BT / BLE</text:p>
      <text:p text:style-name="P1">RS485 / RS232</text:p>
      <text:p text:style-name="P1">Mémoires ( RAM, DRAM, SRAM, ROM, EPROM, EEPROM, etc. )</text:p>
      <text:p text:style-name="P1">Portes Logiques</text:p>
      <text:p text:style-name="P4">Algebre de BOOL</text:p>
      <text:p text:style-name="P1">ADC / DAC</text:p>
      <text:p text:style-name="P1">Bascules ( D-LATCH, Bascule RS, Bascule JK )</text:p>
      <text:p text:style-name="P1">Multiplexeurs / Démultiplexeurs</text:p>
      <text:p text:style-name="P1">PWM</text:p>
      <text:p text:style-name="P1">TTL / CMOS</text:p>
      <text:p text:style-name="P1">Tables de Karnaugh</text:p>
      <text:p text:style-name="P1">Lora et LPWam</text:p>
      <text:p text:style-name="P1">Signaux horloge</text:p>
      <text:p text:style-name="P1">Codage differentiel</text:p>
      <text:p text:style-name="P3">potentiomètres</text:p>
      <text:p text:style-name="P3">resistance variables</text:p>
      <text:p text:style-name="P3"/>
      <text:p text:style-name="P7">Mathématiques</text:p>
      <text:p text:style-name="P1"/>
      <text:p text:style-name="P1">Équations différentielles</text:p>
      <text:p text:style-name="P1">Dérivée</text:p>
      <text:p text:style-name="P1">Intégrale</text:p>
      <text:p text:style-name="P1">Trigonométrie</text:p>
      <text:p text:style-name="P5">Logarithmes / exponentielles</text:p>
      <text:p text:style-name="P1"/>
      <text:p text:style-name="P7">Sciences</text:p>
      <text:p text:style-name="P1">Unités dBm, dB, dBi, dBd</text:p>
      <text:p text:style-name="P1">Piezo-Electricité</text:p>
      <text:p text:style-name="P2"/>
      <text:p text:style-name="P7">Radio / Transmission</text:p>
      <text:p text:style-name="P6"/>
      <text:p text:style-name="P1">Abaque de Smith</text:p>
      <text:p text:style-name="P1">Ligne de Transmission</text:p>
      <text:p text:style-name="P1"><text:soft-page-break/>Circuits bouchons, circuits trappe</text:p>
      <text:p text:style-name="P1">Bilan de liaison</text:p>
      <text:p text:style-name="P1">Harmoniques</text:p>
      <text:p text:style-name="P1">Antennes</text:p>
      <text:p text:style-name="P1">Commutation</text:p>
      <text:p text:style-name="P1">ROS</text:p>
      <text:p text:style-name="P1">Mélangeurs</text:p>
      <text:p text:style-name="P1">SDR</text:p>
      <text:p text:style-name="P1">Radio : Ionisation des couches , propagation et absorption des ondes , Maximum usable frequency, fréquence critique</text:p>
      <text:p text:style-name="P1">Recouvrement d’ondes et signaux</text:p>
      <text:p text:style-name="P1">Bande passante</text:p>
      <text:p text:style-name="P1">Facteur de qualité</text:p>
      <text:p text:style-name="P6"/>
      <text:p text:style-name="P7">Systèmes</text:p>
      <text:p text:style-name="P7"/>
      <text:p text:style-name="P1">Sinusoides ( Amplitude, Fréquence, pulsation, phase ) et Notation Complexe</text:p>
      <text:p text:style-name="P1">Fourrier</text:p>
      <text:p text:style-name="P1">Laplace</text:p>
      <text:p text:style-name="P1">Fonction de Transfert</text:p>
      <text:p text:style-name="P1">Stabilité des systemes</text:p>
      <text:p text:style-name="P1">Bode</text:p>
      <text:p text:style-name="P1">Nyquist</text:p>
      <text:p text:style-name="P1">Black</text:p>
      <text:p text:style-name="P1">Filtrage numérique</text:p>
      <text:p text:style-name="P1">PID</text:p>
      <text:p text:style-name="P1">Echantillonnage ( Shannon )</text:p>
      <text:p text:style-name="P1">Bruit de phase</text:p>
      <text:p text:style-name="P1">l'analyse de spectre</text:p>
      <text:p text:style-name="P1">Estimateur de Kalmann / EKF / UKF</text:p>
      <text:p text:style-name="P1"/>
      <text:p text:style-name="P1"/>
      <text:p text:style-name="P7">Physique</text:p>
      <text:p text:style-name="P7"/>
      <text:p text:style-name="P1">Effet de Foucault</text:p>
      <text:p text:style-name="P1">Effet Peltier</text:p>
      <text:p text:style-name="P1">Effet de peau</text:p>
      <text:p text:style-name="P1">Effet HALL</text:p>
      <text:p text:style-name="P1">Électromagnétisme ( Maxwell )</text:p>
      <text:p text:style-name="P1">Electro aimants</text:p>
      <text:p text:style-name="P1"/>
      <text:p text:style-name="P7"/>
      <text:p text:style-name="P7">Outils</text:p>
      <text:p text:style-name="P6"/>
      <text:p text:style-name="P1">NG-Spice</text:p>
      <text:p text:style-name="P1"><text:soft-page-break/>VHDL</text:p>
      <text:p text:style-name="P1">FPGA</text:p>
      <text:p text:style-name="P1">Design de PCB ( Documents utiles )</text:p>
      <text:p text:style-name="P1">MTBF / MTTR / Durée de vie</text:p>
      <text:p text:style-name="P2"/>
      <text:p text:style-name="P7">Montages de référence</text:p>
      <text:p text:style-name="P1"/>
      <text:p text:style-name="P1">555</text:p>
      <text:p text:style-name="P1">567</text:p>
      <text:p text:style-name="P1">JellyBeans</text:p>
      <text:p text:style-name="P1">deboucing ( Soft / Hard )</text:p>
      <text:p text:style-name="P1">Power ORing</text:p>
      <text:p text:style-name="P1"/>
      <text:p text:style-name="P7">GLOSSAIRE</text:p>
      <text:p text:style-name="P2"/>
      <text:p text:style-name="P1">------------------------------------------------------------</text:p>
      <text:p text:style-name="P1"/>
      <text:p text:style-name="P1">Amplificateur/ atténuateur, facteur de bruit</text:p>
      <text:p text:style-name="P1">les fréquences parasites/interférences</text:p>
      <text:p text:style-name="P1">distorsion dynamique SNR</text:p>
      <text:p text:style-name="P1">ENOB</text:p>
      <text:p text:style-name="P3">Modulation / <text:span text:style-name="T1">Demodulation </text:span><text:span text:style-name="T2">( <text:s/>BLU, CW, FM, AM .. )</text:span></text:p>
      <text:p text:style-name="P3">Intermodulation</text:p>
      <text:p text:style-name="P3">RSSI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21:32:02.916280034</meta:creation-date>
    <dc:date>2023-07-19T15:37:10.431457360</dc:date>
    <meta:editing-duration>P1DT18H5M7S</meta:editing-duration>
    <meta:editing-cycles>5</meta:editing-cycles>
    <meta:generator>LibreOffice/7.5.4.2$Linux_X86_64 LibreOffice_project/50$Build-2</meta:generator>
    <meta:document-statistic meta:table-count="0" meta:image-count="0" meta:object-count="0" meta:page-count="4" meta:paragraph-count="136" meta:word-count="408" meta:character-count="2584" meta:non-whitespace-character-count="2304"/>
  </office:meta>
</office:document-meta>
</file>